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AB 11</text:p>
      <text:p text:style-name="Standard"/>
      <text:p text:style-name="Standard">CODE:</text:p>
      <text:p text:style-name="Standard"><text:span text:style-name="SourceText">#include&lt;stdio.h&gt;</text:span></text:p>
      <text:p text:style-name="Standard"><text:span text:style-name="SourceText">int</text:span> <text:span text:style-name="SourceText">main()</text:span></text:p>
      <text:p text:style-name="Standard"><text:span text:style-name="SourceText">{</text:span></text:p>
      <text:p text:style-name="Standard"><text:span text:style-name="SourceText">int</text:span> <text:span text:style-name="SourceText">i,n,p[10]={1,2,3,4,5,6,7,</text:span></text:p>
      <text:p text:style-name="Standard"><text:span text:style-name="SourceText">int</text:span> <text:span text:style-name="SourceText">bt[10],temp,j,at[10],wt[</text:span></text:p>
      <text:p text:style-name="Standard"><text:span text:style-name="SourceText">float</text:span> <text:span text:style-name="SourceText">wavg=0,tavg=0,tsum=0,</text:span></text:p>
      <text:p text:style-name="Standard"><text:span text:style-name="SourceText">printf(" -------Shortest Job First Scheduling ( NP )-------\n");</text:span></text:p>
      <text:p text:style-name="Standard"><text:span text:style-name="SourceText">printf("\nEnter the No. of processes :");</text:span></text:p>
      <text:p text:style-name="Standard"><text:span text:style-name="SourceText">scanf("%d",&amp;n);</text:span></text:p>
      <text:p text:style-name="Standard"> </text:p>
      <text:p text:style-name="Standard"><text:span text:style-name="SourceText">for(i=0;i&lt;n;i++)</text:span></text:p>
      <text:p text:style-name="Standard"><text:span text:style-name="SourceText">{</text:span></text:p>
      <text:p text:style-name="Standard"><text:span text:style-name="SourceText">printf("\tEnter the burst time of %d process :",i+1);</text:span></text:p>
      <text:p text:style-name="Standard"><text:span text:style-name="SourceText">scanf(" %d",&amp;bt[i]);</text:span></text:p>
      <text:p text:style-name="Standard"><text:span text:style-name="SourceText">printf("\tEnter the arrival time of %d process :",i+1);</text:span></text:p>
      <text:p text:style-name="Standard"><text:span text:style-name="SourceText">scanf(" %d",&amp;at[i]);</text:span></text:p>
      <text:p text:style-name="Standard"><text:span text:style-name="SourceText">}</text:span></text:p>
      <text:p text:style-name="Standard"> </text:p>
      <text:p text:style-name="Standard"><text:span text:style-name="SourceText">/*Sorting According to Arrival Time*/</text:span></text:p>
      <text:p text:style-name="Standard"> </text:p>
      <text:p text:style-name="Standard"><text:span text:style-name="SourceText">for(i=0;i&lt;n;i++)</text:span></text:p>
      <text:p text:style-name="Standard"><text:span text:style-name="SourceText">{</text:span></text:p>
      <text:p text:style-name="Standard"><text:span text:style-name="SourceText">for(j=0;j&lt;n;j++)</text:span></text:p>
      <text:p text:style-name="Standard"><text:span text:style-name="SourceText">{</text:span></text:p>
      <text:p text:style-name="Standard"><text:span text:style-name="SourceText">if(at[i]&lt;at[j])</text:span></text:p>
      <text:p text:style-name="Standard"><text:span text:style-name="SourceText">{</text:span></text:p>
      <text:p text:style-name="Standard"><text:span text:style-name="SourceText">temp=p[j];</text:span></text:p>
      <text:p text:style-name="Standard"><text:span text:style-name="SourceText">p[j]=p[i];</text:span></text:p>
      <text:p text:style-name="Standard"><text:span text:style-name="SourceText">p[i]=temp;</text:span></text:p>
      <text:p text:style-name="Standard"><text:span text:style-name="SourceText">temp=at[j];</text:span></text:p>
      <text:p text:style-name="Standard"><text:span text:style-name="SourceText">at[j]=at[i];</text:span></text:p>
      <text:p text:style-name="Standard"><text:span text:style-name="SourceText">at[i]=temp;</text:span></text:p>
      <text:p text:style-name="Standard"><text:span text:style-name="SourceText">temp=bt[j];</text:span></text:p>
      <text:p text:style-name="Standard"><text:span text:style-name="SourceText">bt[j]=bt[i];</text:span></text:p>
      <text:p text:style-name="Standard"><text:span text:style-name="SourceText">bt[i]=temp;</text:span></text:p>
      <text:p text:style-name="Standard"><text:span text:style-name="SourceText">}</text:span></text:p>
      <text:p text:style-name="Standard"><text:span text:style-name="SourceText">}</text:span></text:p>
      <text:p text:style-name="Standard"><text:span text:style-name="SourceText">}</text:span></text:p>
      <text:p text:style-name="Standard"> </text:p>
      <text:p text:style-name="Standard"><text:span text:style-name="SourceText">/*Arranging the table according to Burst time,</text:span></text:p>
      <text:p text:style-name="Standard"><text:span text:style-name="SourceText">Execution time and Arrival Time</text:span></text:p>
      <text:p text:style-name="Standard"><text:span text:style-name="SourceText">Arrival time &lt;= Execution time</text:span></text:p>
      <text:p text:style-name="Standard"><text:span text:style-name="SourceText">*/</text:span></text:p>
      <text:p text:style-name="Standard"> </text:p>
      <text:p text:style-name="Standard"><text:span text:style-name="SourceText">for(j=0;j&lt;n;j++)</text:span></text:p>
      <text:p text:style-name="Standard"><text:span text:style-name="SourceText">{</text:span></text:p>
      <text:p text:style-name="Standard"><text:span text:style-name="SourceText">btime=btime+bt[j];</text:span></text:p>
      <text:soft-page-break/>
      <text:p text:style-name="Standard"><text:span text:style-name="SourceText">min=bt[k];</text:span></text:p>
      <text:p text:style-name="Standard"><text:span text:style-name="SourceText">for(i=k;i&lt;n;i++)</text:span></text:p>
      <text:p text:style-name="Standard"><text:span text:style-name="SourceText">{</text:span></text:p>
      <text:p text:style-name="Standard"><text:span text:style-name="SourceText">if</text:span> <text:span text:style-name="SourceText">(btime&gt;=at[i] &amp;&amp; bt[i]&lt;min)</text:span></text:p>
      <text:p text:style-name="Standard"><text:span text:style-name="SourceText">{</text:span></text:p>
      <text:p text:style-name="Standard"><text:span text:style-name="SourceText">temp=p[k];</text:span></text:p>
      <text:p text:style-name="Standard"><text:span text:style-name="SourceText">p[k]=p[i];</text:span></text:p>
      <text:p text:style-name="Standard"><text:span text:style-name="SourceText">p[i]=temp;</text:span></text:p>
      <text:p text:style-name="Standard"><text:span text:style-name="SourceText">temp=at[k];</text:span></text:p>
      <text:p text:style-name="Standard"><text:span text:style-name="SourceText">at[k]=at[i];</text:span></text:p>
      <text:p text:style-name="Standard"><text:span text:style-name="SourceText">at[i]=temp;</text:span></text:p>
      <text:p text:style-name="Standard"><text:span text:style-name="SourceText">temp=bt[k];</text:span></text:p>
      <text:p text:style-name="Standard"><text:span text:style-name="SourceText">bt[k]=bt[i];</text:span></text:p>
      <text:p text:style-name="Standard"><text:span text:style-name="SourceText">bt[i]=temp;</text:span></text:p>
      <text:p text:style-name="Standard"><text:span text:style-name="SourceText">}</text:span></text:p>
      <text:p text:style-name="Standard"><text:span text:style-name="SourceText">}</text:span></text:p>
      <text:p text:style-name="Standard"><text:span text:style-name="SourceText">k++;</text:span></text:p>
      <text:p text:style-name="Standard"><text:span text:style-name="SourceText">}</text:span></text:p>
      <text:p text:style-name="Standard"><text:span text:style-name="SourceText">wt[0]=0;</text:span></text:p>
      <text:p text:style-name="Standard"><text:span text:style-name="SourceText">for(i=1;i&lt;n;i++)</text:span></text:p>
      <text:p text:style-name="Standard"><text:span text:style-name="SourceText">{</text:span></text:p>
      <text:p text:style-name="Standard"><text:span text:style-name="SourceText">sum=sum+bt[i-1];</text:span></text:p>
      <text:p text:style-name="Standard"><text:span text:style-name="SourceText">wt[i]=sum-at[i];</text:span></text:p>
      <text:p text:style-name="Standard"><text:span text:style-name="SourceText">wsum=wsum+wt[i];</text:span></text:p>
      <text:p text:style-name="Standard"><text:span text:style-name="SourceText">}</text:span></text:p>
      <text:p text:style-name="Standard"> </text:p>
      <text:p text:style-name="Standard"><text:span text:style-name="SourceText">wavg=(wsum/n);</text:span></text:p>
      <text:p text:style-name="Standard"><text:span text:style-name="SourceText">for(i=0;i&lt;n;i++)</text:span></text:p>
      <text:p text:style-name="Standard"><text:span text:style-name="SourceText">{</text:span></text:p>
      <text:p text:style-name="Standard"><text:span text:style-name="SourceText">ta=ta+bt[i];</text:span></text:p>
      <text:p text:style-name="Standard"><text:span text:style-name="SourceText">tt[i]=ta-at[i];</text:span></text:p>
      <text:p text:style-name="Standard"><text:span text:style-name="SourceText">tsum=tsum+tt[i];</text:span></text:p>
      <text:p text:style-name="Standard"><text:span text:style-name="SourceText">}</text:span></text:p>
      <text:p text:style-name="Standard"> </text:p>
      <text:p text:style-name="Standard"><text:span text:style-name="SourceText">tavg=(tsum/n);</text:span></text:p>
      <text:p text:style-name="Standard"> </text:p>
      <text:p text:style-name="Standard"><text:span text:style-name="SourceText">printf("**********************);</text:span></text:p>
      <text:p text:style-name="Standard"><text:span text:style-name="SourceText">printf("\n RESULT:-");</text:span></text:p>
      <text:p text:style-name="Standard"><text:span text:style-name="SourceText">printf("\nProcess\t Burst\t Arrival\t Waiting\t Turn-around"</text:span> <text:span text:style-name="SourceText">);</text:span></text:p>
      <text:p text:style-name="Standard"><text:span text:style-name="SourceText">for(i=0;i&lt;n;i++)</text:span></text:p>
      <text:p text:style-name="Standard"><text:span text:style-name="SourceText">{</text:span></text:p>
      <text:p text:style-name="Standard"><text:span text:style-name="SourceText">printf("\n p%d\t %d\t %d\t\t %d\t\t\t%d",p[i],bt[i],at[i],</text:span></text:p>
      <text:p text:style-name="Standard"><text:span text:style-name="SourceText">}</text:span></text:p>
      <text:p text:style-name="Standard"> </text:p>
      <text:p text:style-name="Standard"><text:span text:style-name="SourceText">printf("\n\nAVERAGE WAITING TIME : %f",wavg);</text:span></text:p>
      <text:p text:style-name="Standard"><text:span text:style-name="SourceText">printf("\nAVERAGE TURN AROUND TIME : %f",tavg);</text:span></text:p>
      <text:p text:style-name="Standard"><text:span text:style-name="SourceText">return</text:span> <text:span text:style-name="SourceText">0;</text:span></text:p>
      <text:p text:style-name="Standard"><text:span text:style-name="SourceText">}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09T16:46:00Z</meta:creation-date>
    <dc:date>2020-01-09T16:46:00Z</dc:date>
    <meta:template xlink:href="Normal.dotm" xlink:type="simple"/>
    <meta:editing-cycles>2</meta:editing-cycles>
    <meta:editing-duration>PT0S</meta:editing-duration>
    <meta:document-statistic meta:page-count="1" meta:paragraph-count="2" meta:word-count="219" meta:character-count="1468" meta:row-count="10" meta:non-whitespace-character-count="1251"/>
  </office:meta>
</office:document-meta>
</file>